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straintValidator.validateQName( AnnotationMemberTypes . QName a , Object value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onstraintValidator.validateXML( AnnotationMemberTypes . XML a , Object value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onstraintValidator.getMembers( Class &lt; ? extends Annotation &gt; c , String [ ] member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nnotationConstraintValidator.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straintValidator.validate( PropertyKey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straintValidator.validateJndiName( AnnotationMemberTypes . JndiName a , Object value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onstraintValidator.validateText( AnnotationMemberTypes . Text a , Object value , boolean optiona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nnotationConstraintValidator.validateDate( AnnotationMemberTypes . Date a , Object value , boolean optional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AnnotationConstraintValidator.validateURI( AnnotationMemberTypes . URI a , Object value , boolean option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ionConstraintValidator.validateDecimal( AnnotationMemberTypes . Decimal a , Object value , boolean optional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nnotationConstraintValidator.getNumOfMembersSet( Annotation propertySet , Method [ ] member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nnotationConstraintValidator.validateURL( AnnotationMemberTypes . URL a , Object value , boolean option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nnotationConstraintValidator.validate( Annotation [ ] annotations , Object valu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nnotationConstraintValidator.validateMembership( Annotation propertySe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nnotationConstraintValidator.AnnotationConstrain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straintValidator.validateInt( AnnotationMemberTypes . Int a , Object value , boolean option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nnotationConstraintValidator.parseDate( String format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ionConstraintValidator.validateURN( AnnotationMemberTypes . URN a , Object value , boolean option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ionConstraintValidator.validateFilePath( AnnotationMemberTypes . FilePath a , Object value , boolean option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ConstraintValidator.error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